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="solid" draw:fill-color="#999999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999999" draw:marker-end="Arrow" draw:marker-end-width="0.3cm" draw:fill="none" draw:fill-color="#cccccc" draw:textarea-vertical-align="middle"/>
    </style:style>
    <style:style style:name="gr3" style:family="graphic" style:parent-style-name="objectwithoutfill">
      <style:graphic-properties svg:stroke-color="#999999" draw:marker-end="Arrow" draw:marker-end-width="0.3cm" draw:fill="none" draw:fill-color="#999999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55cm"/>
    </style:style>
    <style:style style:name="gr7" style:family="graphic" style:parent-style-name="standard">
      <style:graphic-properties draw:stroke="none" svg:stroke-color="#000000" draw:fill="none" draw:fill-color="#ffffff" fo:min-height="0.4cm"/>
    </style:style>
    <style:style style:name="gr8" style:family="graphic" style:parent-style-name="standard">
      <style:graphic-properties draw:stroke="none" svg:stroke-color="#000000" draw:fill="none" draw:fill-color="#ffffff" fo:min-height="1.492cm"/>
    </style:style>
    <style:style style:name="gr9" style:family="graphic" style:parent-style-name="standard">
      <style:graphic-properties draw:stroke="none" svg:stroke-color="#000000" draw:fill="none" draw:fill-color="#ffffff" fo:min-height="0.6cm"/>
    </style:style>
    <style:style style:name="gr10" style:family="graphic" style:parent-style-name="standard">
      <style:graphic-properties draw:stroke="none" svg:stroke-color="#000000" draw:fill="none" draw:fill-color="#ffffff" fo:min-height="1.2cm"/>
    </style:style>
    <style:style style:name="gr11" style:family="graphic" style:parent-style-name="standard">
      <style:graphic-properties draw:stroke="none" svg:stroke-color="#000000" draw:fill="none" draw:fill-color="#ffffff" fo:min-height="0.9cm"/>
    </style:style>
    <style:style style:name="gr12" style:family="graphic" style:parent-style-name="standard">
      <style:graphic-properties draw:stroke="none" svg:stroke-color="#000000" draw:fill="none" draw:fill-color="#ffffff" fo:min-height="0.05cm"/>
    </style:style>
    <style:style style:name="gr13" style:family="graphic" style:parent-style-name="standard">
      <style:graphic-properties draw:stroke="none" svg:stroke-color="#000000" draw:fill="none" draw:fill-color="#ffffff" fo:min-height="0.5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fo:min-height="0.8cm"/>
    </style:style>
    <style:style style:name="gr16" style:family="graphic" style:parent-style-name="standard">
      <style:graphic-properties draw:stroke="none" svg:stroke-color="#000000" draw:fill="none" draw:fill-color="#ffffff" fo:min-height="2.586cm"/>
    </style:style>
    <style:style style:name="gr17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3.1cm" svg:height="2.3cm" svg:x="2.7cm" svg:y="2.5cm">
          <text:p text:style-name="P1">ALK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7cm" svg:y1="3.8cm" svg:x2="7.5cm" svg:y2="3.8cm">
          <text:p/>
        </draw:line>
        <draw:custom-shape draw:style-name="gr1" draw:text-style-name="P2" draw:layer="layout" svg:width="3.4cm" svg:height="1.4cm" svg:x="7.7cm" svg:y="3.2cm">
          <text:p text:style-name="P1"><text:span text:style-name="T1">presetGam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2cm" svg:height="1.8cm" svg:x="7.4cm" svg:y="7.9cm">
          <text:p text:style-name="P1">runG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5cm" svg:height="1.2cm" svg:x="12.1cm" svg:y="3.2cm">
          <text:p text:style-name="P1">rndValFrmArra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7cm" svg:height="1.2cm" svg:x="12.9cm" svg:y="5.5cm">
          <text:p text:style-name="P1">getVal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1.5cm" svg:x="7.7cm" svg:y="10.9cm">
          <text:p text:style-name="P1">findIma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2cm" svg:height="1.8cm" svg:x="12.9cm" svg:y="8cm">
          <text:p text:style-name="P1">countAnsw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5cm" svg:x="7.7cm" svg:y="13.8cm">
          <text:p text:style-name="P1">runCom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cm" svg:height="1.7cm" svg:x="18.4cm" svg:y="6.8cm">
          <text:p text:style-name="P1">endGam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.6cm" svg:x="18.4cm" svg:y="9.3cm">
          <text:p text:style-name="P1">didYouKnow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cm" svg:height="1.4cm" svg:x="7.6cm" svg:y="16.3cm">
          <text:p text:style-name="P1">foundIt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7cm" svg:height="1.7cm" svg:x="12.6cm" svg:y="16.6cm">
          <text:p text:style-name="P1">notFound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5.2cm" svg:height="1.6cm" svg:x="3.1cm" svg:y="18.5cm">
          <text:p text:style-name="P1">resetAfterGues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7cm" svg:y1="4.6cm" svg:x2="8.7cm" svg:y2="7.9cm">
          <text:p/>
        </draw:line>
        <draw:connector draw:style-name="gr2" draw:text-style-name="P1" draw:layer="layout" draw:type="lines" svg:x1="11.6cm" svg:y1="8.8cm" svg:x2="12.9cm" svg:y2="6.1cm" draw:start-shape="id1" draw:end-shape="id2" svg:d="M11600 8800h501l298-2700h501" svg:viewBox="0 0 1301 2701">
          <text:p/>
        </draw:connector>
        <draw:line draw:style-name="gr2" draw:text-style-name="P1" draw:layer="layout" svg:x1="11.6cm" svg:y1="9.2cm" svg:x2="13.1cm" svg:y2="9.3cm">
          <text:p/>
        </draw:line>
        <draw:line draw:style-name="gr2" draw:text-style-name="P1" draw:layer="layout" svg:x1="10cm" svg:y1="9.6cm" svg:x2="10cm" svg:y2="11cm">
          <text:p/>
        </draw:line>
        <draw:line draw:style-name="gr2" draw:text-style-name="P1" draw:layer="layout" svg:x1="10.2cm" svg:y1="12.3cm" svg:x2="10.2cm" svg:y2="13.8cm">
          <text:p/>
        </draw:line>
        <draw:line draw:style-name="gr2" draw:text-style-name="P1" draw:layer="layout" svg:x1="9.5cm" svg:y1="15.3cm" svg:x2="9.5cm" svg:y2="16.4cm">
          <text:p/>
        </draw:line>
        <draw:line draw:style-name="gr2" draw:text-style-name="P1" draw:layer="layout" svg:x1="10.6cm" svg:y1="15.3cm" svg:x2="12.6cm" svg:y2="16.6cm">
          <text:p/>
        </draw:line>
        <draw:connector draw:style-name="gr3" draw:text-style-name="P1" draw:layer="layout" draw:type="lines" draw:line-skew="-0.299cm 2.999cm" svg:x1="12.6cm" svg:y1="17.45cm" svg:x2="8.3cm" svg:y2="19.3cm" draw:start-shape="id3" draw:end-shape="id4" svg:d="M12600 17450h-800v1850h-3500" svg:viewBox="0 0 4301 1851">
          <text:p/>
        </draw:connector>
        <draw:line draw:style-name="gr3" draw:text-style-name="P1" draw:layer="layout" svg:x1="8.2cm" svg:y1="17.5cm" svg:x2="8.2cm" svg:y2="18.7cm">
          <text:p/>
        </draw:line>
        <draw:connector draw:style-name="gr3" draw:text-style-name="P1" draw:layer="layout" draw:type="lines" draw:line-skew="-5.299cm -1.099cm" svg:x1="5.7cm" svg:y1="18.5cm" svg:x2="7.4cm" svg:y2="8.8cm" draw:start-shape="id4" draw:end-shape="id1" draw:end-glue-point="3" svg:d="M5700 18500v-5800l100-3900h1600" svg:viewBox="0 0 1701 9701">
          <text:p/>
        </draw:connector>
        <draw:line draw:style-name="gr3" draw:text-style-name="P1" draw:layer="layout" svg:x1="17.1cm" svg:y1="8.2cm" svg:x2="18.5cm" svg:y2="8.2cm">
          <text:p/>
        </draw:line>
        <draw:line draw:style-name="gr3" draw:text-style-name="P1" draw:layer="layout" svg:x1="17cm" svg:y1="9.6cm" svg:x2="18.4cm" svg:y2="9.6cm">
          <text:p/>
        </draw:line>
        <draw:line draw:style-name="gr3" draw:text-style-name="P1" draw:layer="layout" svg:x1="14.7cm" svg:y1="5.5cm" svg:x2="14.7cm" svg:y2="4.2cm">
          <text:p/>
        </draw:line>
        <draw:line draw:style-name="gr3" draw:text-style-name="P1" draw:layer="layout" svg:x1="15.4cm" svg:y1="4.4cm" svg:x2="15.5cm" svg:y2="5.7cm">
          <text:p/>
        </draw:line>
        <draw:custom-shape draw:style-name="gr1" draw:text-style-name="P1" draw:layer="layout" svg:width="3.9cm" svg:height="2.3cm" svg:x="24cm" svg:y="6.7cm">
          <text:p text:style-name="P1">LOPP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2.1cm" svg:y1="7.9cm" svg:x2="24.2cm" svg:y2="8cm">
          <text:p/>
        </draw:line>
        <draw:frame draw:style-name="gr4" draw:text-style-name="P3" draw:layer="layout" svg:width="2.9cm" svg:height="3.026cm" svg:x="8.9cm" svg:y="4.7cm">
          <draw:text-box>
            <text:p text:style-name="P3"><text:span text:style-name="T2">- globaalit nollille</text:span></text:p>
            <text:p text:style-name="P3"><text:span text:style-name="T2">- matriisin</text:span></text:p>
            <text:p text:style-name="P3"><text:span text:style-name="T2">(oldJunk)</text:span></text:p>
            <text:p text:style-name="P3"><text:span text:style-name="T2">valmistelu</text:span></text:p>
          </draw:text-box>
        </draw:frame>
        <draw:frame draw:style-name="gr5" draw:text-style-name="P3" draw:layer="layout" svg:width="3.3cm" svg:height="1.361cm" svg:x="10.2cm" svg:y="9.6cm">
          <draw:text-box>
            <text:p text:style-name="P3"><text:span text:style-name="T2">Onko jäte käsitelty?</text:span></text:p>
          </draw:text-box>
        </draw:frame>
        <draw:line draw:style-name="gr3" draw:text-style-name="P1" draw:layer="layout" svg:x1="8.8cm" svg:y1="9.7cm" svg:x2="8.8cm" svg:y2="10.5cm">
          <text:p/>
        </draw:line>
        <draw:line draw:style-name="gr3" draw:text-style-name="P1" draw:layer="layout" svg:x1="8.7cm" svg:y1="10.5cm" svg:x2="7.5cm" svg:y2="10.5cm">
          <text:p/>
        </draw:line>
        <draw:line draw:style-name="gr3" draw:text-style-name="P1" draw:layer="layout" svg:x1="7.5cm" svg:y1="10.4cm" svg:x2="7.5cm" svg:y2="9.7cm">
          <text:p/>
        </draw:line>
        <draw:frame draw:style-name="gr6" draw:text-style-name="P3" draw:layer="layout" svg:width="1.3cm" svg:height="0.806cm" svg:x="6.3cm" svg:y="9.8cm">
          <draw:text-box>
            <text:p text:style-name="P3"><text:span text:style-name="T2">ON</text:span></text:p>
          </draw:text-box>
        </draw:frame>
        <draw:frame draw:style-name="gr7" draw:layer="layout" svg:width="1.1cm" svg:height="0.806cm" svg:x="9.2cm" svg:y="9.8cm">
          <draw:text-box>
            <text:p><text:span text:style-name="T2">EI</text:span></text:p>
          </draw:text-box>
        </draw:frame>
        <draw:frame draw:style-name="gr8" draw:text-style-name="P4" draw:layer="layout" svg:width="4.1cm" svg:height="1.787cm" svg:x="11.3cm" svg:y="11.2cm">
          <draw:text-box>
            <text:p text:style-name="P4"><text:span text:style-name="T3">-etsitään jätteen kuva images-kansiosta</text:span></text:p>
          </draw:text-box>
        </draw:frame>
        <draw:frame draw:style-name="gr9" draw:layer="layout" svg:width="4.4cm" svg:height="0.962cm" svg:x="12.1cm" svg:y="2.4cm">
          <draw:text-box>
            <text:p>-<text:span text:style-name="T1">satunnaisarvo</text:span></text:p>
          </draw:text-box>
        </draw:frame>
        <draw:frame draw:style-name="gr9" draw:text-style-name="P3" draw:layer="layout" svg:width="5cm" svg:height="1.361cm" svg:x="12.837cm" svg:y="6.481cm">
          <draw:text-box>
            <text:p text:style-name="P3"><text:span text:style-name="T2">-satunnaisarvo</text:span></text:p>
            <text:p text:style-name="P3"><text:span text:style-name="T2">trash-matriisista</text:span></text:p>
          </draw:text-box>
        </draw:frame>
        <draw:frame draw:style-name="gr10" draw:layer="layout" svg:width="7.4cm" svg:height="1.559cm" svg:x="11.368cm" svg:y="13.832cm">
          <draw:text-box>
            <text:p><text:span text:style-name="T1">-verrataan jätettä klikattuun jäteastiaan</text:span> </text:p>
          </draw:text-box>
        </draw:frame>
        <draw:frame draw:style-name="gr11" draw:text-style-name="P5" draw:layer="layout" svg:width="3.8cm" svg:height="1.685cm" svg:x="8.7cm" svg:y="17.5cm">
          <draw:text-box>
            <text:p text:style-name="P5"><text:span text:style-name="T4">-oikein-kuva</text:span></text:p>
            <text:p text:style-name="P5"><text:span text:style-name="T4">-seuraava-painike</text:span></text:p>
          </draw:text-box>
        </draw:frame>
        <draw:frame draw:style-name="gr12" draw:text-style-name="P6" draw:layer="layout" svg:width="5cm" svg:height="1.445cm" svg:x="12.9cm" svg:y="18.1cm">
          <draw:text-box>
            <text:p text:style-name="P6"><text:span text:style-name="T1">-väärin-kuva</text:span></text:p>
            <text:p text:style-name="P6"><text:span text:style-name="T1">-seuraava-painike</text:span></text:p>
          </draw:text-box>
        </draw:frame>
        <draw:frame draw:style-name="gr13" draw:text-style-name="P6" draw:layer="layout" svg:width="5cm" svg:height="0.848cm" svg:x="12.2cm" svg:y="15.2cm">
          <draw:text-box>
            <text:p text:style-name="P6"><text:span text:style-name="T1">Vastaus oli...?</text:span></text:p>
          </draw:text-box>
        </draw:frame>
        <draw:frame draw:style-name="gr13" draw:text-style-name="P3" draw:layer="layout" svg:width="2.3cm" svg:height="0.806cm" svg:x="7.3cm" svg:y="15.5cm">
          <draw:text-box>
            <text:p text:style-name="P3"><text:span text:style-name="T2">OIKEIN</text:span></text:p>
          </draw:text-box>
        </draw:frame>
        <draw:frame draw:style-name="gr13" draw:text-style-name="P4" draw:layer="layout" svg:width="3.5cm" svg:height="0.763cm" svg:x="12.7cm" svg:y="16cm">
          <draw:text-box>
            <text:p text:style-name="P4"><text:span text:style-name="T3">VÄÄRIN</text:span></text:p>
          </draw:text-box>
        </draw:frame>
        <draw:frame draw:style-name="gr14" draw:text-style-name="P6" draw:layer="layout" svg:width="6cm" svg:height="2.042cm" svg:x="0.6cm" svg:y="16.658cm">
          <draw:text-box>
            <text:p text:style-name="P6"><text:span text:style-name="T1">-jätelaskuri, oikein/väärin-laskuri</text:span></text:p>
            <text:p text:style-name="P6"><text:span text:style-name="T1">ja faktaloota esiin</text:span></text:p>
          </draw:text-box>
        </draw:frame>
        <draw:frame draw:style-name="gr15" draw:text-style-name="P5" draw:layer="layout" svg:width="5.7cm" svg:height="1.685cm" svg:x="13.1cm" svg:y="9.6cm">
          <draw:text-box>
            <text:p text:style-name="P5"><text:span text:style-name="T4">-lasketaan oikeat / väärät vastaukset + jätteiden määrä</text:span></text:p>
          </draw:text-box>
        </draw:frame>
        <draw:frame draw:style-name="gr16" draw:text-style-name="P6" draw:layer="layout" svg:width="4.3cm" svg:height="3.236cm" svg:x="18.3cm" svg:y="3.8cm">
          <draw:text-box>
            <text:p text:style-name="P6"><text:span text:style-name="T1">-pelin lopputulos näkyviin</text:span></text:p>
            <text:p text:style-name="P6"><text:span text:style-name="T1">-mahdollisuus uuteen peliin</text:span></text:p>
          </draw:text-box>
        </draw:frame>
        <draw:frame draw:style-name="gr12" draw:text-style-name="P6" draw:layer="layout" svg:width="5.5cm" svg:height="2.042cm" svg:x="18.368cm" svg:y="10.849cm">
          <draw:text-box>
            <text:p text:style-name="P6"><text:span text:style-name="T1">-näyttää jätteen nimen pohjalta tietoiskun</text:span></text:p>
          </draw:text-box>
        </draw:frame>
        <draw:frame draw:style-name="gr17" draw:layer="layout" svg:width="9.1cm" svg:height="1.673cm" svg:x="18.8cm" svg:y="15.827cm">
          <draw:text-box>
            <text:p>JÄTTEIDENLAJITTELUPELIN VUOKAAVIO, versio 0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2T11:21:38.883876028</meta:creation-date>
    <dc:date>2017-11-02T12:30:20.846297701</dc:date>
    <meta:editing-duration>PT7M8S</meta:editing-duration>
    <meta:editing-cycles>1</meta:editing-cycles>
    <meta:document-statistic meta:object-count="51"/>
    <meta:generator>LibreOffice/4.2.8.2$Linux_X86_64 LibreOffice_project/420m0$Build-2</meta:generator>
  </office:meta>
</office:document-meta>
</file>